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line-height="150%" fo:text-align="justify" style:justify-single-word="false"/>
    </style:style>
    <style:style style:name="P3" style:family="paragraph" style:parent-style-name="Text_20_body" style:list-style-name="L1">
      <style:paragraph-properties fo:text-align="start" style:justify-single-word="false"/>
    </style:style>
    <style:style style:name="P4" style:family="paragraph" style:parent-style-name="Text_20_body">
      <style:paragraph-properties fo:line-height="150%" fo:text-align="justify" style:justify-single-word="false"/>
    </style:style>
    <style:style style:name="P5" style:family="paragraph" style:parent-style-name="Heading_20_1">
      <style:paragraph-properties fo:text-align="center" style:justify-single-word="false"/>
    </style:style>
    <style:style style:name="P6" style:family="paragraph">
      <style:paragraph-properties fo:text-align="center"/>
    </style:style>
    <style:style style:name="P7" style:family="paragraph">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Opis architektury aplikacji</text:h>
      <text:h text:style-name="Heading_20_2" text:outline-level="2">Podział na moduły:</text:h>
      <text:p text:style-name="P1">Aplikacja WallStreetFighters składa się z następujących modułów:</text:p>
      <text:list xml:id="list1253028321" text:style-name="L1">
        <text:list-item>
          <text:p text:style-name="P3">Moduł wykresów</text:p>
        </text:list-item>
        <text:list-item>
          <text:p text:style-name="P3">Moduł analizy technicznej</text:p>
        </text:list-item>
        <text:list-item>
          <text:p text:style-name="P3">Moduł pobierania i przechowywania danych</text:p>
        </text:list-item>
        <text:list-item>
          <text:p text:style-name="P3">Moduł GUI</text:p>
        </text:list-item>
      </text:list>
      <text:h text:style-name="Heading_20_2" text:outline-level="2">Moduł wykresów</text:h>
      <text:p text:style-name="P2">Jest to moduł odpowiedzialny za wyświetlanie wszystkich wykresów, które pojawiają się w aplikacji. Jego trzon stanowią klasy: Chart, CompareChart, Lightweight reprezentujące odpowiednie typy wykresów. Klasa FormationDrawer odpowiada za zaznaczanie na wykresach wykrytych przez moduł analizy technicznej formacji. Natomiast klasa ChartData opakowuje model danych, które są przedstawiane na wykresie. Moduł wykresów jest jedynym modułem wykorzystującym bibliotekę matplotlib.</text:p>
      <text:h text:style-name="Heading_20_2" text:outline-level="2">Moduł analizy technicznej</text:h>
      <text:p text:style-name="P2">Ten moduł odpowiada za wszelkie obliczenia, które pojawiają się w aplikacji, to jest obliczanie wskaźników i oscylatorów (podmoduł oscilators), wykrywanie trendów i formacji (podmoduł trendAnalysis) oraz analizę wykresów świecowych (podmoduł candles). Ponadto moduł ten zawiera także klasę Strategy, odpowiedzialną za przechowywanie ustawień użytkownika (tzn. wartości przypisanych poszczególnym sygnałom) oraz za wykrywanie i wartościowanie sygnałów zdefiniowanych w tych ustawieniach. W tym module wykorzystywana jest biblioteka do obliczeń numerycznych NumPy. </text:p>
      <text:h text:style-name="Heading_20_2" text:outline-level="2">Moduł pobierania i przechowywania danych</text:h>
      <text:p text:style-name="P2">Moduł ten umożliwia pobieranie przez aplikację aktualnych danych dotyczących instrumentów finansowych oraz zapisywanie tych danych w pliku, dzięki czemu nie ma konieczności ich ponownego pobierania w przyszłości. </text:p>
      <text:p text:style-name="P2">W module zdefiniowana jest klasa FinancialObject przechowująca dane obiektu finansowego podczas działania aplikacji. Wszystkie pobrane informacje zapisywane są w obiektach FinancialObject ale tylko 10 z nich po zamknięciu aplikacji zostaje zserializowanych do odpowiedniego pliku. <text:s/>Moduł ten odpowiada także za listę obiektów, które aplikacja może pobrać. Listy te składowane są w plikach z rozszerzeniem .wsf i aktualizowane o spółki IPO przy każdym <text:soft-page-break/>uruchomieniu aplikacji. </text:p>
      <text:p text:style-name="P2">Do pobierania i serializacji danych moduł wykorzystuje biblioteki urllib2 i cPickle. </text:p>
      <text:h text:style-name="Heading_20_2" text:outline-level="2">Moduł GUI</text:h>
      <text:p text:style-name="P2">Moduł ten spełnia dwie role. Z jednej strony jest odpowiedzialny za wyświetlanie graficznego interfejsu użytkownika, z drugiej natomiast odbywa się w nim komunikacja pomiędzy pozostałymi modułami, pozwalając spoić program w całość. Moduł GUI jest jedynym modułem wykorzystującym bibliotekę PyQt (poza szczątkowymi odwołaniami do niej w module wykresów).</text:p>
      <text:p text:style-name="Text_20_body">[Dawidzie, opisz w paru słowach co robią Twoje klasy/pliki!]</text:p>
      <text:h text:style-name="Heading_20_2" text:outline-level="2">Interakcje między modułami </text:h>
      <text:p text:style-name="Text_20_body">Strzałka z A do B oznacza, że moduł A wywołuje metody modułu B.</text:p>
      <text:p text:style-name="Text_20_body"><draw:frame text:anchor-type="paragraph" draw:z-index="8" draw:style-name="gr5" draw:text-style-name="P7" svg:width="6.404cm" svg:height="1.694cm" svg:x="3.261cm" svg:y="6.727cm"><draw:text-box><text:p><text:span text:style-name="T1">- Stworzenie wykresu</text:span></text:p><text:p><text:span text:style-name="T1">- Przekazanie pobranych danych do wykresu</text:span></text:p><text:p><text:span text:style-name="T1">- Zmiana ustawień wykresu</text:span></text:p><text:p><text:span text:style-name="T1"/></text:p></draw:text-box></draw:frame><draw:frame text:anchor-type="paragraph" draw:z-index="9" draw:style-name="gr6" draw:text-style-name="P7" svg:width="5.299cm" svg:height="1.625cm" svg:x="13.416cm" svg:y="6.463cm"><draw:text-box><text:p><text:span text:style-name="T1">- Ustawienie wartości przypisanych poszczególnym sygnałom</text:span></text:p><text:p><text:span text:style-name="T1">- Przekazanie danych do analizy</text:span></text:p><text:p><text:span text:style-name="T1">- Uruchomienie analizy</text:span></text:p></draw:text-box></draw:frame><draw:custom-shape text:anchor-type="paragraph" draw:z-index="6" draw:style-name="gr3" svg:width="1.006cm" svg:height="2.408cm" svg:x="11.887cm" svg:y="5.98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0" draw:style-name="gr1" draw:text-style-name="P6" svg:width="5.054cm" svg:height="2.964cm" svg:x="0.51cm" svg:y="2.203cm"><text:p text:style-name="P6">Moduł wykresów</text:p><draw:enhanced-geometry svg:viewBox="0 0 21600 21600" draw:glue-points="10800 0 0 10800 10800 21600 21600 10800" draw:type="flowchart-process" draw:enhanced-path="M 0 0 L 21600 0 21600 21600 0 21600 0 0 Z N"/></draw:custom-shape><draw:custom-shape text:anchor-type="paragraph" draw:z-index="3" draw:style-name="gr1" draw:text-style-name="P6" svg:width="6.562cm" svg:height="2.964cm" svg:x="11.305cm" svg:y="2.203cm"><text:p text:style-name="P6">Moduł analizy technicznej</text:p><draw:enhanced-geometry svg:viewBox="0 0 21600 21600" draw:glue-points="10800 0 0 10800 10800 21600 21600 10800" draw:type="flowchart-process" draw:enhanced-path="M 0 0 L 21600 0 21600 21600 0 21600 0 0 Z N"/></draw:custom-shape><draw:custom-shape text:anchor-type="paragraph" draw:z-index="1" draw:style-name="gr1" draw:text-style-name="P6" svg:width="13.891cm" svg:height="2.964cm" svg:x="1.356cm" svg:y="8.765cm"><text:p text:style-name="P6">Moduł GUI</text:p><draw:enhanced-geometry svg:viewBox="0 0 21600 21600" draw:glue-points="10800 0 0 10800 10800 21600 21600 10800" draw:type="flowchart-process" draw:enhanced-path="M 0 0 L 21600 0 21600 21600 0 21600 0 0 Z N"/></draw:custom-shape><draw:custom-shape text:anchor-type="paragraph" draw:z-index="2" draw:style-name="gr2" draw:text-style-name="P6" svg:width="6.642cm" svg:height="2.964cm" svg:x="4.928cm" svg:y="14.93cm"><text:p text:style-name="P6">Moduł pobierania i przechowywania danych</text:p><draw:enhanced-geometry svg:viewBox="0 0 21600 21600" draw:glue-points="10800 0 0 10800 10800 21600 21600 10800" draw:type="flowchart-process" draw:enhanced-path="M 0 0 L 21600 0 21600 21600 0 21600 0 0 Z N"/></draw:custom-shape><draw:custom-shape text:anchor-type="paragraph" draw:z-index="4" draw:style-name="gr3" svg:width="1.138cm" svg:height="2.17cm" svg:x="7.654cm" svg:y="12.33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 draw:style-name="gr3" svg:width="0.9cm" svg:height="2.514cm" svg:x="2.018cm" svg:y="6.01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7" draw:style-name="gr4" draw:text-style-name="P7" svg:width="7.224cm" svg:height="1.006cm" svg:x="8.791cm" svg:y="12.972cm"><draw:text-box><text:p><text:span text:style-name="T1">- Pobranie danych do wyświetlenia na wykresie</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9T11:11:41</meta:creation-date>
    <dc:date>2012-05-20T17:37:08</dc:date>
    <meta:editing-duration>PT2H15M14S</meta:editing-duration>
    <meta:editing-cycles>6</meta:editing-cycles>
    <meta:generator>LibreOffice/3.4$Linux LibreOffice_project/340m1$Build-402</meta:generator>
    <meta:document-statistic meta:table-count="0" meta:image-count="0" meta:object-count="0" meta:page-count="2" meta:paragraph-count="20" meta:word-count="338" meta:character-count="2601" meta:non-whitespace-character-count="2281"/>
    <dc:creator>Marcin Klepaczka</dc:creator>
  </office:meta>
</office:document-meta>
</file>